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letter-kerning="tru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Arial1" style:font-name-complex="Arial1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Image Maps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8_ImageMap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7"><text:span text:style-name="T1"/></text:p>
      <text:p text:style-name="P7"><text:span text:style-name="T1">Beispiele:</text:span></text:p>
      <text:p text:style-name="P7"><text:span text:style-name="T1"/></text:p>
      <text:p text:style-name="P5">Beispiel: <text:a xlink:type="simple" xlink:href="http://www.w3schools.com/css/css3_backgrounds.asp" text:style-name="Internet_20_link" text:visited-style-name="Visited_20_Internet_20_Link">http://www.w3schools.com/css/css3_backgrounds.asp</text:a></text:p>
      <text:p text:style-name="P5"><text:span text:style-name="T1"/></text:p>
      <text:p text:style-name="P6">Beispiel: http://www.w3schools.com/cssref/playit.asp?filename=playcss_background-size&amp;preval=50%25</text:p>
      <text:p text:style-name="P3"/>
      <text:p text:style-name="P3">1. <text:span text:style-name="T3">Aufgabe</text:span></text:p>
      <text:p text:style-name="P3"/>
      <text:p text:style-name="P3">Folgende Dateien liegen in 08_ImageMaps vor:</text:p>
      <text:p text:style-name="P3"/>
      <text:p text:style-name="P4"><text:span text:style-name="T2">farbkreis.gif <text:s/>, <text:s/>rot.html, </text:span>magenta.html, blau.html, cyan.html, gruen.html und gelb.html</text:p>
      <text:p text:style-name="P4"/>
      <text:p text:style-name="P3">Fügen Sie das Bild farbkreis.gif in eine HTML-Seite ein.</text:p>
      <text:p text:style-name="P4"/>
      <text:p text:style-name="P3">Versehen Sie die sechs Farben mit polygonförmigen Hotspots.</text:p>
      <text:p text:style-name="P4"/>
      <text:p text:style-name="P4"><text:span text:style-name="T2">Verweisen Sie den Hotspots die Verweisziele rot.html, </text:span>magenta.html, blau.html, cyan.html, gruen.html und gelb.html</text:p>
      <text:p text:style-name="P4"/>
      <text:p text:style-name="P3">Fügen Sie einen Alternativtext an.</text:p>
      <text:p text:style-name="P3"/>
      <text:p text:style-name="P3">2. <text:span text:style-name="T3">Aufgabe</text:span></text:p>
      <text:p text:style-name="P3"/>
      <text:p text:style-name="P3">Image Map generieren per Programm: <text:a xlink:type="simple" xlink:href="http://imagemap-generator.dariodomi.de/" text:style-name="Internet_20_link" text:visited-style-name="Visited_20_Internet_20_Link">http://imagemap-generator.dariodomi.de/</text:a></text:p>
      <text:p text:style-name="P3"/>
      <text:p text:style-name="P3">Dazu kann das Bild vonhttp://www.google.de/url?url=http://www.leifiphysik.de/themenbereiche/farben/ausblick&amp;rct=j&amp;q=&amp;esrc=s&amp;sa=U&amp;ved=0ahUKEwjvpe2svM7JAhWLPhQKHXn0AEQQwW4IJDAH&amp;usg=AFQjCNEn115pzOXhDUFTm_JDcoZAQaiGFw</text:p>
      <text:p text:style-name="P3"/>
      <text:p text:style-name="P3">verwendet werden. </text:p>
      <text:p text:style-name="P3"/>
      <text:p text:style-name="P3">Versehen Sie die sechs Farben mit polygonförmigen Hotspots.</text:p>
      <text:p text:style-name="P4"/>
      <text:p text:style-name="P4"><text:span text:style-name="T2">Verweisen Sie den Hotspots die Verweisziele rot.html, </text:span>magenta.html, blau.html, cyan.html, gruen.html und gelb.html</text:p>
      <text:p text:style-name="P4"/>
      <text:p text:style-name="P3">Fügen Sie einen Alternativtext 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5-12-09T11:33:03.89</dc:date>
    <dc:creator>Yvonne Fitzgerald</dc:creator>
    <meta:editing-duration>PT1H49M40S</meta:editing-duration>
    <meta:editing-cycles>22</meta:editing-cycles>
    <meta:generator>OpenOffice/4.1.1$Win32 OpenOffice.org_project/411m6$Build-9775</meta:generator>
    <meta:document-statistic meta:table-count="1" meta:image-count="0" meta:object-count="0" meta:page-count="1" meta:paragraph-count="23" meta:word-count="110" meta:character-count="1202"/>
  </office:meta>
</office:document-meta>
</file>